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VersionLis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35ad7f"/>
    </style:style>
    <style:style style:name="P2" style:family="paragraph" style:parent-style-name="Preformatted_20_Text">
      <style:text-properties officeooo:rsid="003fbafe" officeooo:paragraph-rsid="003fbafe"/>
    </style:style>
    <style:style style:name="P3" style:family="paragraph" style:parent-style-name="Preformatted_20_Text">
      <style:text-properties officeooo:rsid="00446d65" officeooo:paragraph-rsid="004e3956"/>
    </style:style>
    <style:style style:name="P4" style:family="paragraph" style:parent-style-name="Preformatted_20_Text">
      <style:text-properties officeooo:rsid="0035ad7f" officeooo:paragraph-rsid="004e3956"/>
    </style:style>
    <style:style style:name="P5" style:family="paragraph" style:parent-style-name="Preformatted_20_Text">
      <style:text-properties officeooo:rsid="0035ad7f" officeooo:paragraph-rsid="002dc0a0"/>
    </style:style>
    <style:style style:name="P6" style:family="paragraph" style:parent-style-name="Preformatted_20_Text">
      <style:text-properties fo:color="#000000" loext:opacity="100%" fo:font-weight="normal" officeooo:rsid="0024d839" officeooo:paragraph-rsid="004e3956" fo:background-color="transparent" style:font-weight-asian="normal" style:font-weight-complex="normal"/>
    </style:style>
    <style:style style:name="P7" style:family="paragraph" style:parent-style-name="Preformatted_20_Text">
      <style:text-properties fo:color="#000000" loext:opacity="100%" fo:font-weight="normal" officeooo:rsid="0035ad7f" officeooo:paragraph-rsid="002dc0a0" fo:background-color="transparent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384f3d" officeooo:paragraph-rsid="004e3956" fo:background-color="transparent" style:font-weight-asian="normal" style:font-weight-complex="normal"/>
    </style:style>
    <style:style style:name="P9" style:family="paragraph" style:parent-style-name="Preformatted_20_Text">
      <style:text-properties fo:color="#000000" loext:opacity="100%" fo:font-weight="normal" officeooo:rsid="0033f431" style:font-weight-asian="normal" style:font-weight-complex="normal"/>
    </style:style>
    <style:style style:name="P10" style:family="paragraph" style:parent-style-name="Preformatted_20_Text">
      <style:text-properties fo:color="#000000" loext:opacity="100%" fo:font-weight="normal" officeooo:rsid="0024d839" officeooo:paragraph-rsid="004e3956" style:font-weight-asian="normal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pt" fo:font-weight="normal" officeooo:rsid="00299057" officeooo:paragraph-rsid="004e3956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12" style:family="paragraph" style:parent-style-name="Preformatted_20_Text">
      <style:text-properties fo:color="#000000" loext:opacity="100%" style:font-name="Liberation Mono" fo:font-size="10pt" fo:font-weight="normal" officeooo:rsid="0055b82e" officeooo:paragraph-rsid="0055b82e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officeooo:rsid="0024d839" officeooo:paragraph-rsid="004e3956"/>
    </style:style>
    <style:style style:name="P14" style:family="paragraph" style:parent-style-name="Preformatted_20_Text">
      <style:text-properties fo:color="#00a933" loext:opacity="100%" fo:font-weight="bold" officeooo:rsid="00206762" officeooo:paragraph-rsid="004e3956" fo:background-color="transparent"/>
    </style:style>
    <style:style style:name="P15" style:family="paragraph" style:parent-style-name="Preformatted_20_Text">
      <style:text-properties officeooo:rsid="0033f431" officeooo:paragraph-rsid="004e3956"/>
    </style:style>
    <style:style style:name="P16" style:family="paragraph" style:parent-style-name="Preformatted_20_Text">
      <style:text-properties officeooo:paragraph-rsid="004e3956"/>
    </style:style>
    <style:style style:name="P17" style:family="paragraph" style:parent-style-name="Preformatted_20_Text">
      <style:text-properties fo:font-weight="normal" officeooo:rsid="00365b2f" officeooo:paragraph-rsid="004e3956" style:font-weight-asian="normal" style:font-weight-complex="normal"/>
    </style:style>
    <style:style style:name="P18" style:family="paragraph" style:parent-style-name="Preformatted_20_Text">
      <style:text-properties fo:font-weight="normal" officeooo:rsid="00488549" officeooo:paragraph-rsid="004e3956" style:font-weight-asian="normal" style:font-weight-complex="normal"/>
    </style:style>
    <style:style style:name="P19" style:family="paragraph" style:parent-style-name="Preformatted_20_Text">
      <style:text-properties fo:font-weight="normal" officeooo:paragraph-rsid="004e3956" style:font-weight-asian="normal" style:font-weight-complex="normal"/>
    </style:style>
    <style:style style:name="P20" style:family="paragraph" style:parent-style-name="Preformatted_20_Text">
      <style:text-properties fo:font-weight="normal" officeooo:rsid="0035ad7f" officeooo:paragraph-rsid="004e3956" style:font-weight-asian="normal" style:font-weight-complex="normal"/>
    </style:style>
    <style:style style:name="P21" style:family="paragraph" style:parent-style-name="Preformatted_20_Text">
      <style:text-properties fo:font-weight="normal" officeooo:rsid="003ca688" officeooo:paragraph-rsid="004e3956" style:font-weight-asian="normal" style:font-weight-complex="normal"/>
    </style:style>
    <style:style style:name="P22" style:family="paragraph" style:parent-style-name="Preformatted_20_Text">
      <style:text-properties fo:font-weight="normal" officeooo:paragraph-rsid="005335af" style:font-weight-asian="normal" style:font-weight-complex="normal"/>
    </style:style>
    <style:style style:name="P23" style:family="paragraph" style:parent-style-name="Preformatted_20_Text">
      <style:text-properties officeooo:paragraph-rsid="00384f3d"/>
    </style:style>
    <style:style style:name="P24" style:family="paragraph" style:parent-style-name="Preformatted_20_Text">
      <style:text-properties officeooo:rsid="004a540b" officeooo:paragraph-rsid="0051a5bb"/>
    </style:style>
    <style:style style:name="P25" style:family="paragraph" style:parent-style-name="Preformatted_20_Text">
      <style:text-properties officeooo:rsid="003e7df5" officeooo:paragraph-rsid="004e3956"/>
    </style:style>
    <style:style style:name="P26" style:family="paragraph" style:parent-style-name="Preformatted_20_Text">
      <style:text-properties officeooo:rsid="003e7df5" officeooo:paragraph-rsid="005335af"/>
    </style:style>
    <style:style style:name="P27" style:family="paragraph" style:parent-style-name="Preformatted_20_Text">
      <style:text-properties officeooo:paragraph-rsid="003fbafe"/>
    </style:style>
    <style:style style:name="P28" style:family="paragraph" style:parent-style-name="Preformatted_20_Text">
      <style:text-properties officeooo:paragraph-rsid="0035ad7f"/>
    </style:style>
    <style:style style:name="P29" style:family="paragraph" style:parent-style-name="Preformatted_20_Text">
      <style:text-properties officeooo:paragraph-rsid="004fd0ff"/>
    </style:style>
    <style:style style:name="P30" style:family="paragraph" style:parent-style-name="Preformatted_20_Text">
      <style:text-properties officeooo:paragraph-rsid="0051a5bb"/>
    </style:style>
    <style:style style:name="P31" style:family="paragraph" style:parent-style-name="Preformatted_20_Text">
      <style:text-properties officeooo:paragraph-rsid="005335af"/>
    </style:style>
    <style:style style:name="P32" style:family="paragraph" style:parent-style-name="Preformatted_20_Text">
      <style:text-properties officeooo:paragraph-rsid="0054b00f"/>
    </style:style>
    <style:style style:name="P33" style:family="paragraph" style:parent-style-name="Preformatted_20_Text" style:master-page-name="">
      <style:paragraph-properties style:page-number="auto" fo:keep-with-next="always"/>
      <style:text-properties fo:color="#000000" loext:opacity="100%" fo:font-weight="normal" officeooo:rsid="00299057" officeooo:paragraph-rsid="004e3956" style:font-weight-asian="normal" style:font-weight-complex="normal"/>
    </style:style>
    <style:style style:name="P34" style:family="paragraph" style:parent-style-name="Preformatted_20_Text" style:master-page-name="">
      <style:paragraph-properties style:page-number="auto" fo:keep-with-next="always"/>
      <style:text-properties officeooo:paragraph-rsid="0051a5bb"/>
    </style:style>
    <style:style style:name="P35" style:family="paragraph" style:parent-style-name="Preformatted_20_Text" style:master-page-name="">
      <style:paragraph-properties style:page-number="auto" fo:keep-with-next="always"/>
      <style:text-properties fo:font-weight="normal" officeooo:paragraph-rsid="004e3956" style:font-weight-asian="normal" style:font-weight-complex="normal"/>
    </style:style>
    <style:style style:name="P36" style:family="paragraph" style:parent-style-name="Preformatted_20_Text" style:master-page-name="">
      <style:paragraph-properties style:page-number="auto" fo:keep-with-next="always"/>
      <style:text-properties officeooo:paragraph-rsid="002dc0a0"/>
    </style:style>
    <style:style style:name="P37" style:family="paragraph" style:parent-style-name="Preformatted_20_Text" style:master-page-name="">
      <style:paragraph-properties style:page-number="auto" fo:keep-with-next="always"/>
      <style:text-properties fo:font-weight="normal" officeooo:rsid="00365b2f" officeooo:paragraph-rsid="004e3956" style:font-weight-asian="normal" style:font-weight-complex="normal"/>
    </style:style>
    <style:style style:name="P38" style:family="paragraph" style:parent-style-name="Preformatted_20_Text" style:master-page-name="">
      <style:paragraph-properties style:page-number="auto" fo:keep-with-next="always"/>
      <style:text-properties officeooo:paragraph-rsid="004e3956"/>
    </style:style>
    <style:style style:name="P39" style:family="paragraph" style:parent-style-name="Preformatted_20_Text" style:master-page-name="">
      <style:paragraph-properties style:page-number="auto" fo:keep-with-next="always"/>
      <style:text-properties officeooo:paragraph-rsid="004e3956"/>
    </style:style>
    <style:style style:name="P40" style:family="paragraph" style:parent-style-name="Preformatted_20_Text" style:master-page-name="">
      <style:paragraph-properties style:page-number="auto" fo:keep-with-next="always">
        <style:tab-stops>
          <style:tab-stop style:position="1in"/>
          <style:tab-stop style:position="1.4in"/>
          <style:tab-stop style:position="1.8728in"/>
        </style:tab-stops>
      </style:paragraph-properties>
      <style:text-properties officeooo:paragraph-rsid="004e3956"/>
    </style:style>
    <style:style style:name="P41" style:family="paragraph" style:parent-style-name="Preformatted_20_Text" style:master-page-name="">
      <style:paragraph-properties style:page-number="auto" fo:keep-with-next="always"/>
      <style:text-properties officeooo:paragraph-rsid="004e3956"/>
    </style:style>
    <style:style style:name="P42" style:family="paragraph" style:parent-style-name="Preformatted_20_Text" style:master-page-name="">
      <style:paragraph-properties style:page-number="auto" fo:keep-with-next="always"/>
      <style:text-properties officeooo:paragraph-rsid="004e3956"/>
    </style:style>
    <style:style style:name="P43" style:family="paragraph" style:parent-style-name="Preformatted_20_Text" style:master-page-name="">
      <style:paragraph-properties style:page-number="auto" fo:keep-with-next="always"/>
      <style:text-properties officeooo:rsid="00322137" officeooo:paragraph-rsid="004e3956"/>
    </style:style>
    <style:style style:name="P44" style:family="paragraph" style:parent-style-name="Preformatted_20_Text" style:master-page-name="">
      <style:paragraph-properties style:page-number="auto" fo:keep-with-next="always"/>
      <style:text-properties officeooo:paragraph-rsid="0051a5bb"/>
    </style:style>
    <style:style style:name="P45" style:family="paragraph" style:parent-style-name="Preformatted_20_Text" style:master-page-name="">
      <style:paragraph-properties style:page-number="auto" fo:keep-with-next="always"/>
      <style:text-properties officeooo:paragraph-rsid="0051a5bb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fo:font-weight="bold" style:font-weight-asian="bold" style:font-weight-complex="bold"/>
    </style:style>
    <style:style style:name="T3" style:family="text">
      <style:text-properties fo:color="#00a933" loext:opacity="100%" fo:font-weight="bold" officeooo:rsid="002dc0a0" style:font-weight-asian="bold" style:font-weight-complex="bold"/>
    </style:style>
    <style:style style:name="T4" style:family="text">
      <style:text-properties fo:color="#00a933" loext:opacity="100%" fo:font-weight="bold" officeooo:rsid="00344c85" style:font-weight-asian="bold" style:font-weight-complex="bold"/>
    </style:style>
    <style:style style:name="T5" style:family="text">
      <style:text-properties fo:color="#00a933" loext:opacity="100%" fo:font-weight="bold" officeooo:rsid="00322137" style:font-weight-asian="bold" style:font-weight-complex="bold"/>
    </style:style>
    <style:style style:name="T6" style:family="text">
      <style:text-properties fo:color="#00a933" loext:opacity="100%" fo:font-weight="bold" officeooo:rsid="002f421b" style:font-weight-asian="bold" style:font-weight-complex="bold"/>
    </style:style>
    <style:style style:name="T7" style:family="text">
      <style:text-properties fo:color="#00a933" loext:opacity="100%" fo:font-weight="bold" officeooo:rsid="0033fc9d" style:font-weight-asian="bold" style:font-weight-complex="bold"/>
    </style:style>
    <style:style style:name="T8" style:family="text">
      <style:text-properties fo:color="#00a933" loext:opacity="100%" fo:font-weight="bold" officeooo:rsid="0054b00f" style:font-weight-asian="bold" style:font-weight-complex="bold"/>
    </style:style>
    <style:style style:name="T9" style:family="text">
      <style:text-properties fo:color="#00a933" loext:opacity="100%" fo:font-weight="bold" officeooo:rsid="0055b82e" style:font-weight-asian="bold" style:font-weight-complex="bold"/>
    </style:style>
    <style:style style:name="T10" style:family="text">
      <style:text-properties fo:color="#00a933" loext:opacity="100%" fo:font-weight="bold" fo:background-color="transparent" loext:char-shading-value="0" style:font-weight-asian="bold" style:font-weight-complex="bold"/>
    </style:style>
    <style:style style:name="T11" style:family="text">
      <style:text-properties fo:color="#00a933" loext:opacity="100%" fo:font-weight="bold" officeooo:rsid="0024d839" fo:background-color="transparent" loext:char-shading-value="0" style:font-weight-asian="bold" style:font-weight-complex="bold"/>
    </style:style>
    <style:style style:name="T12" style:family="text">
      <style:text-properties fo:color="#00a933" loext:opacity="100%" fo:font-weight="bold" officeooo:rsid="002791d1" fo:background-color="transparent" loext:char-shading-value="0" style:font-weight-asian="bold" style:font-weight-complex="bold"/>
    </style:style>
    <style:style style:name="T13" style:family="text">
      <style:text-properties fo:color="#00a933" loext:opacity="100%" fo:font-weight="bold" officeooo:rsid="0030e4ad" fo:background-color="transparent" loext:char-shading-value="0" style:font-weight-asian="bold" style:font-weight-complex="bold"/>
    </style:style>
    <style:style style:name="T14" style:family="text">
      <style:text-properties fo:color="#00a933" loext:opacity="100%" fo:font-weight="bold" officeooo:rsid="00488549" fo:background-color="transparent" loext:char-shading-value="0" style:font-weight-asian="bold" style:font-weight-complex="bold"/>
    </style:style>
    <style:style style:name="T15" style:family="text">
      <style:text-properties fo:color="#00a933" loext:opacity="100%" fo:font-weight="bold" officeooo:rsid="0033fc9d" fo:background-color="transparent" loext:char-shading-value="0" style:font-weight-asian="bold" style:font-weight-complex="bold"/>
    </style:style>
    <style:style style:name="T16" style:family="text">
      <style:text-properties fo:color="#00a933" loext:opacity="100%" fo:font-weight="bold" officeooo:rsid="0054b00f" fo:background-color="transparent" loext:char-shading-value="0" style:font-weight-asian="bold" style:font-weight-complex="bold"/>
    </style:style>
    <style:style style:name="T17" style:family="text">
      <style:text-properties fo:color="#00a933" loext:opacity="100%" officeooo:rsid="00408e3d"/>
    </style:style>
    <style:style style:name="T18" style:family="text">
      <style:text-properties fo:color="#00a933" loext:opacity="100%" fo:background-color="transparent" loext:char-shading-value="0"/>
    </style:style>
    <style:style style:name="T19" style:family="text">
      <style:text-properties fo:color="#00a933" loext:opacity="100%" fo:font-weight="normal" officeooo:rsid="00484705" fo:background-color="transparent" loext:char-shading-value="0" style:font-weight-asian="normal" style:font-weight-complex="normal"/>
    </style:style>
    <style:style style:name="T20" style:family="text">
      <style:text-properties fo:color="#00a933" loext:opacity="100%" fo:font-weight="normal" officeooo:rsid="0033fc9d" fo:background-color="transparent" loext:char-shading-value="0" style:font-weight-asian="normal" style:font-weight-complex="normal"/>
    </style:style>
    <style:style style:name="T21" style:family="text">
      <style:text-properties fo:color="#00a933" loext:opacity="100%" style:font-name="Liberation Mono" fo:font-size="10pt" fo:font-weight="bold" officeooo:rsid="0054b00f" fo:background-color="transparent" loext:char-shading-value="0" style:font-name-asian="Liberation Mono" style:font-size-asian="10pt" style:font-weight-asian="bold" style:font-name-complex="Liberation Mono" style:font-size-complex="10pt" style:font-weight-complex="bold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1fc20" fo:background-color="transparent" loext:char-shading-value="0"/>
    </style:style>
    <style:style style:name="T24" style:family="text">
      <style:text-properties officeooo:rsid="0024d839" fo:background-color="transparent" loext:char-shading-value="0"/>
    </style:style>
    <style:style style:name="T25" style:family="text">
      <style:text-properties officeooo:rsid="002a867d" fo:background-color="transparent" loext:char-shading-value="0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weight="normal" style:font-weight-asian="normal" style:font-weight-complex="normal"/>
    </style:style>
    <style:style style:name="T28" style:family="text">
      <style:text-properties fo:color="#000000" loext:opacity="100%" fo:font-weight="normal" officeooo:rsid="002dc0a0" style:font-weight-asian="normal" style:font-weight-complex="normal"/>
    </style:style>
    <style:style style:name="T29" style:family="text">
      <style:text-properties fo:color="#000000" loext:opacity="100%" fo:font-weight="normal" officeooo:rsid="0033fc9d" style:font-weight-asian="normal" style:font-weight-complex="normal"/>
    </style:style>
    <style:style style:name="T30" style:family="text">
      <style:text-properties fo:color="#000000" loext:opacity="100%" fo:font-weight="normal" officeooo:rsid="0033f431" style:font-weight-asian="normal" style:font-weight-complex="normal"/>
    </style:style>
    <style:style style:name="T31" style:family="text">
      <style:text-properties fo:color="#000000" loext:opacity="100%" fo:font-weight="normal" officeooo:rsid="00344c85" style:font-weight-asian="normal" style:font-weight-complex="normal"/>
    </style:style>
    <style:style style:name="T32" style:family="text">
      <style:text-properties fo:color="#000000" loext:opacity="100%" fo:font-weight="normal" officeooo:rsid="003ca688" style:font-weight-asian="normal" style:font-weight-complex="normal"/>
    </style:style>
    <style:style style:name="T33" style:family="text">
      <style:text-properties fo:color="#000000" loext:opacity="100%" fo:font-weight="normal" officeooo:rsid="003e7df5" style:font-weight-asian="normal" style:font-weight-complex="normal"/>
    </style:style>
    <style:style style:name="T34" style:family="text">
      <style:text-properties fo:color="#000000" loext:opacity="100%" fo:font-weight="normal" officeooo:rsid="003e8dfe" style:font-weight-asian="normal" style:font-weight-complex="normal"/>
    </style:style>
    <style:style style:name="T35" style:family="text">
      <style:text-properties fo:color="#000000" loext:opacity="100%" fo:font-weight="normal" officeooo:rsid="003ecd9e" style:font-weight-asian="normal" style:font-weight-complex="normal"/>
    </style:style>
    <style:style style:name="T36" style:family="text">
      <style:text-properties fo:color="#000000" loext:opacity="100%" fo:font-weight="normal" officeooo:rsid="00488549" style:font-weight-asian="normal" style:font-weight-complex="normal"/>
    </style:style>
    <style:style style:name="T37" style:family="text">
      <style:text-properties fo:color="#000000" loext:opacity="100%" fo:font-weight="normal" officeooo:rsid="004a540b" style:font-weight-asian="normal" style:font-weight-complex="normal"/>
    </style:style>
    <style:style style:name="T38" style:family="text">
      <style:text-properties fo:color="#000000" loext:opacity="100%" fo:font-weight="normal" officeooo:rsid="00322137" style:font-weight-asian="normal" style:font-weight-complex="normal"/>
    </style:style>
    <style:style style:name="T39" style:family="text">
      <style:text-properties fo:color="#000000" loext:opacity="100%" fo:font-weight="normal" officeooo:rsid="0051a5bb" style:font-weight-asian="normal" style:font-weight-complex="normal"/>
    </style:style>
    <style:style style:name="T40" style:family="text">
      <style:text-properties fo:color="#000000" loext:opacity="100%" fo:font-weight="normal" officeooo:rsid="0054b00f" style:font-weight-asian="normal" style:font-weight-complex="normal"/>
    </style:style>
    <style:style style:name="T41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42" style:family="text">
      <style:text-properties fo:color="#000000" loext:opacity="100%" fo:font-weight="normal" officeooo:rsid="00206762" fo:background-color="transparent" loext:char-shading-value="0" style:font-weight-asian="normal" style:font-weight-complex="normal"/>
    </style:style>
    <style:style style:name="T43" style:family="text">
      <style:text-properties fo:color="#000000" loext:opacity="100%" fo:font-weight="normal" officeooo:rsid="0026694d" fo:background-color="transparent" loext:char-shading-value="0" style:font-weight-asian="normal" style:font-weight-complex="normal"/>
    </style:style>
    <style:style style:name="T44" style:family="text">
      <style:text-properties fo:color="#000000" loext:opacity="100%" fo:font-weight="normal" officeooo:rsid="0024d839" fo:background-color="transparent" loext:char-shading-value="0" style:font-weight-asian="normal" style:font-weight-complex="normal"/>
    </style:style>
    <style:style style:name="T45" style:family="text">
      <style:text-properties fo:color="#000000" loext:opacity="100%" fo:font-weight="normal" officeooo:rsid="0030e4ad" fo:background-color="transparent" loext:char-shading-value="0" style:font-weight-asian="normal" style:font-weight-complex="normal"/>
    </style:style>
    <style:style style:name="T46" style:family="text">
      <style:text-properties fo:color="#000000" loext:opacity="100%" fo:font-weight="normal" officeooo:rsid="0033fc9d" fo:background-color="transparent" loext:char-shading-value="0" style:font-weight-asian="normal" style:font-weight-complex="normal"/>
    </style:style>
    <style:style style:name="T47" style:family="text">
      <style:text-properties fo:color="#000000" loext:opacity="100%" fo:font-weight="normal" officeooo:rsid="00365b2f" fo:background-color="transparent" loext:char-shading-value="0" style:font-weight-asian="normal" style:font-weight-complex="normal"/>
    </style:style>
    <style:style style:name="T48" style:family="text">
      <style:text-properties fo:color="#000000" loext:opacity="100%" fo:font-weight="normal" officeooo:rsid="0038829c" fo:background-color="transparent" loext:char-shading-value="0" style:font-weight-asian="normal" style:font-weight-complex="normal"/>
    </style:style>
    <style:style style:name="T49" style:family="text">
      <style:text-properties fo:color="#000000" loext:opacity="100%" fo:font-weight="normal" officeooo:rsid="00397951" fo:background-color="transparent" loext:char-shading-value="0" style:font-weight-asian="normal" style:font-weight-complex="normal"/>
    </style:style>
    <style:style style:name="T50" style:family="text">
      <style:text-properties fo:color="#000000" loext:opacity="100%" fo:font-weight="normal" officeooo:rsid="003e7df5" fo:background-color="transparent" loext:char-shading-value="0" style:font-weight-asian="normal" style:font-weight-complex="normal"/>
    </style:style>
    <style:style style:name="T51" style:family="text">
      <style:text-properties fo:color="#000000" loext:opacity="100%" fo:font-weight="normal" officeooo:rsid="00484705" fo:background-color="transparent" loext:char-shading-value="0" style:font-weight-asian="normal" style:font-weight-complex="normal"/>
    </style:style>
    <style:style style:name="T52" style:family="text">
      <style:text-properties fo:color="#000000" loext:opacity="100%" fo:font-weight="normal" officeooo:rsid="00488549" fo:background-color="transparent" loext:char-shading-value="0" style:font-weight-asian="normal" style:font-weight-complex="normal"/>
    </style:style>
    <style:style style:name="T53" style:family="text">
      <style:text-properties fo:color="#000000" loext:opacity="100%" fo:font-weight="normal" officeooo:rsid="003ecd9e" fo:background-color="transparent" loext:char-shading-value="0" style:font-weight-asian="normal" style:font-weight-complex="normal"/>
    </style:style>
    <style:style style:name="T54" style:family="text">
      <style:text-properties fo:color="#000000" loext:opacity="100%" fo:font-weight="normal" officeooo:rsid="0054b00f" fo:background-color="transparent" loext:char-shading-value="0" style:font-weight-asian="normal" style:font-weight-complex="normal"/>
    </style:style>
    <style:style style:name="T55" style:family="text">
      <style:text-properties fo:color="#000000" loext:opacity="100%" fo:font-weight="normal" officeooo:rsid="0056b97b" fo:background-color="transparent" loext:char-shading-value="0" style:font-weight-asian="normal" style:font-weight-complex="normal"/>
    </style:style>
    <style:style style:name="T56" style:family="text">
      <style:text-properties fo:color="#000000" loext:opacity="100%" style:font-name="Liberation Mono" fo:font-size="10pt" fo:font-weight="normal" officeooo:rsid="0026694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7" style:family="text">
      <style:text-properties fo:color="#000000" loext:opacity="100%" style:font-name="Liberation Mono" fo:font-size="10pt" fo:font-weight="normal" officeooo:rsid="002791d1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8" style:family="text">
      <style:text-properties fo:color="#000000" loext:opacity="100%" style:font-name="Liberation Mono" fo:font-size="10pt" fo:font-weight="normal" officeooo:rsid="00299057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9" style:family="text">
      <style:text-properties fo:color="#000000" loext:opacity="100%" style:font-name="Liberation Mono" fo:font-size="10pt" fo:font-weight="normal" officeooo:rsid="002f421b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60" style:family="text">
      <style:text-properties fo:color="#000000" loext:opacity="100%" style:font-name="Liberation Mono" fo:font-size="10pt" fo:font-weight="normal" officeooo:rsid="0030e4a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61" style:family="text">
      <style:text-properties fo:color="#000000" loext:opacity="100%" style:font-name="Liberation Mono" fo:font-size="10pt" fo:font-weight="normal" officeooo:rsid="00384f3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62" style:family="text">
      <style:text-properties fo:color="#000000" loext:opacity="100%" style:font-name="Liberation Mono" fo:font-size="10pt" fo:font-weight="normal" officeooo:rsid="0054b00f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63" style:family="text">
      <style:text-properties fo:color="#000000" loext:opacity="100%" style:font-name="Liberation Mono" fo:font-size="10pt" fo:font-weight="normal" officeooo:rsid="0056b97b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64" style:family="text">
      <style:text-properties fo:color="#000000" loext:opacity="100%" style:font-name="Liberation Mono" fo:font-size="10pt" fo:font-weight="normal" officeooo:rsid="0033fc9d" style:font-name-asian="Liberation Mono" style:font-size-asian="10pt" style:font-weight-asian="normal" style:font-name-complex="Liberation Mono" style:font-size-complex="10pt" style:font-weight-complex="normal"/>
    </style:style>
    <style:style style:name="T65" style:family="text">
      <style:text-properties fo:color="#000000" loext:opacity="100%" style:font-name="Liberation Mono" fo:font-size="10pt" fo:font-weight="normal" officeooo:rsid="003ca688" style:font-name-asian="Liberation Mono" style:font-size-asian="10pt" style:font-weight-asian="normal" style:font-name-complex="Liberation Mono" style:font-size-complex="10pt" style:font-weight-complex="normal"/>
    </style:style>
    <style:style style:name="T66" style:family="text">
      <style:text-properties fo:color="#000000" loext:opacity="100%" style:font-name="Liberation Mono" fo:font-size="10pt" fo:font-weight="normal" officeooo:rsid="00488549" style:font-name-asian="Liberation Mono" style:font-size-asian="10pt" style:font-weight-asian="normal" style:font-name-complex="Liberation Mono" style:font-size-complex="10pt" style:font-weight-complex="normal"/>
    </style:style>
    <style:style style:name="T67" style:family="text">
      <style:text-properties fo:color="#000000" loext:opacity="100%" style:font-name="Liberation Mono" fo:font-size="10pt" fo:font-weight="normal" officeooo:rsid="004a540b" style:font-name-asian="Liberation Mono" style:font-size-asian="10pt" style:font-weight-asian="normal" style:font-name-complex="Liberation Mono" style:font-size-complex="10pt" style:font-weight-complex="normal"/>
    </style:style>
    <style:style style:name="T68" style:family="text">
      <style:text-properties fo:color="#000000" loext:opacity="100%" style:font-name="Liberation Mono" fo:font-size="10pt" fo:font-weight="normal" officeooo:rsid="0051a5bb" style:font-name-asian="Liberation Mono" style:font-size-asian="10pt" style:font-weight-asian="normal" style:font-name-complex="Liberation Mono" style:font-size-complex="10pt" style:font-weight-complex="normal"/>
    </style:style>
    <style:style style:name="T69" style:family="text">
      <style:text-properties fo:color="#000000" loext:opacity="100%" style:font-name="Liberation Mono" fo:font-size="10pt" fo:font-weight="normal" officeooo:rsid="00322137" style:font-name-asian="Liberation Mono" style:font-size-asian="10pt" style:font-weight-asian="normal" style:font-name-complex="Liberation Mono" style:font-size-complex="10pt" style:font-weight-complex="normal"/>
    </style:style>
    <style:style style:name="T70" style:family="text">
      <style:text-properties fo:color="#000000" loext:opacity="100%" style:font-name="Liberation Mono" fo:font-size="10pt" fo:font-weight="normal" officeooo:rsid="0054b00f" style:font-name-asian="Liberation Mono" style:font-size-asian="10pt" style:font-weight-asian="normal" style:font-name-complex="Liberation Mono" style:font-size-complex="10pt" style:font-weight-complex="normal"/>
    </style:style>
    <style:style style:name="T71" style:family="text">
      <style:text-properties fo:color="#000000" loext:opacity="100%" style:font-name="Liberation Mono" fo:font-size="10pt" officeooo:rsid="00384f3d" fo:background-color="transparent" loext:char-shading-value="0" style:font-name-asian="Liberation Mono" style:font-size-asian="10pt" style:font-name-complex="Liberation Mono" style:font-size-complex="10pt"/>
    </style:style>
    <style:style style:name="T72" style:family="text">
      <style:text-properties fo:color="#000000" loext:opacity="100%" style:font-name="Liberation Mono" fo:font-size="10pt" officeooo:rsid="0038829c" fo:background-color="transparent" loext:char-shading-value="0" style:font-name-asian="Liberation Mono" style:font-size-asian="10pt" style:font-name-complex="Liberation Mono" style:font-size-complex="10pt"/>
    </style:style>
    <style:style style:name="T73" style:family="text">
      <style:text-properties fo:color="#000000" loext:opacity="100%" officeooo:rsid="00408e3d"/>
    </style:style>
    <style:style style:name="T74" style:family="text">
      <style:text-properties fo:color="#000000" loext:opacity="100%" fo:background-color="transparent" loext:char-shading-value="0"/>
    </style:style>
    <style:style style:name="T75" style:family="text">
      <style:text-properties fo:color="#000000" loext:opacity="100%" officeooo:rsid="00365b2f" fo:background-color="transparent" loext:char-shading-value="0"/>
    </style:style>
    <style:style style:name="T76" style:family="text">
      <style:text-properties fo:color="#000000" loext:opacity="100%" officeooo:rsid="00446d65" fo:background-color="transparent" loext:char-shading-value="0"/>
    </style:style>
    <style:style style:name="T77" style:family="text">
      <style:text-properties fo:color="#000000" loext:opacity="100%" officeooo:rsid="00384f3d" fo:background-color="transparent" loext:char-shading-value="0"/>
    </style:style>
    <style:style style:name="T78" style:family="text">
      <style:text-properties fo:color="#000000" loext:opacity="100%" officeooo:rsid="003e7df5" fo:background-color="transparent" loext:char-shading-value="0"/>
    </style:style>
    <style:style style:name="T79" style:family="text">
      <style:text-properties fo:color="#000000" loext:opacity="100%" officeooo:rsid="00484705" fo:background-color="transparent" loext:char-shading-value="0"/>
    </style:style>
    <style:style style:name="T80" style:family="text">
      <style:text-properties fo:color="#000000" loext:opacity="100%" officeooo:rsid="0038829c" fo:background-color="transparent" loext:char-shading-value="0"/>
    </style:style>
    <style:style style:name="T81" style:family="text">
      <style:text-properties fo:color="#000000" loext:opacity="100%" officeooo:rsid="00488549" fo:background-color="transparent" loext:char-shading-value="0"/>
    </style:style>
    <style:style style:name="T82" style:family="text">
      <style:text-properties fo:color="#000000" loext:opacity="100%" officeooo:rsid="00397951" fo:background-color="transparent" loext:char-shading-value="0"/>
    </style:style>
    <style:style style:name="T83" style:family="text">
      <style:text-properties fo:color="#000000" loext:opacity="100%" officeooo:rsid="003ca688" fo:background-color="transparent" loext:char-shading-value="0"/>
    </style:style>
    <style:style style:name="T84" style:family="text">
      <style:text-properties fo:color="#000000" loext:opacity="100%" officeooo:rsid="002dc0a0"/>
    </style:style>
    <style:style style:name="T85" style:family="text">
      <style:text-properties fo:color="#000000" loext:opacity="100%" officeooo:rsid="0055b82e"/>
    </style:style>
    <style:style style:name="T86" style:family="text">
      <style:text-properties officeooo:rsid="0024d839"/>
    </style:style>
    <style:style style:name="T87" style:family="text">
      <style:text-properties officeooo:rsid="002791d1"/>
    </style:style>
    <style:style style:name="T88" style:family="text">
      <style:text-properties officeooo:rsid="002a867d"/>
    </style:style>
    <style:style style:name="T89" style:family="text">
      <style:text-properties style:font-name="Liberation Mono" fo:font-size="10pt" officeooo:rsid="002a867d" style:font-name-asian="Liberation Mono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322137" style:font-name-asian="Liberation Mono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0365b2f" style:font-name-asian="Liberation Mono" style:font-size-asian="10pt" style:font-name-complex="Liberation Mono" style:font-size-complex="10pt"/>
    </style:style>
    <style:style style:name="T92" style:family="text">
      <style:text-properties officeooo:rsid="002d0052"/>
    </style:style>
    <style:style style:name="T93" style:family="text">
      <style:text-properties officeooo:rsid="002dc0a0"/>
    </style:style>
    <style:style style:name="T94" style:family="text">
      <style:text-properties officeooo:rsid="002f421b"/>
    </style:style>
    <style:style style:name="T95" style:family="text">
      <style:text-properties officeooo:rsid="00322137"/>
    </style:style>
    <style:style style:name="T96" style:family="text">
      <style:text-properties officeooo:rsid="0033f431"/>
    </style:style>
    <style:style style:name="T97" style:family="text">
      <style:text-properties officeooo:rsid="0033fc9d"/>
    </style:style>
    <style:style style:name="T98" style:family="text">
      <style:text-properties officeooo:rsid="00365b2f"/>
    </style:style>
    <style:style style:name="T99" style:family="text">
      <style:text-properties officeooo:rsid="00384f3d"/>
    </style:style>
    <style:style style:name="T100" style:family="text">
      <style:text-properties officeooo:rsid="00408e3d"/>
    </style:style>
    <style:style style:name="T101" style:family="text">
      <style:text-properties officeooo:rsid="00446d65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officeooo:rsid="00488549"/>
    </style:style>
    <style:style style:name="T105" style:family="text">
      <style:text-properties officeooo:rsid="004a540b"/>
    </style:style>
    <style:style style:name="T106" style:family="text">
      <style:text-properties officeooo:rsid="004fd0ff"/>
    </style:style>
    <style:style style:name="T107" style:family="text">
      <style:text-properties officeooo:rsid="0054b0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lab language elements are in bold green where they may conflict with the EBNF language. SPACE and NEWLINE are constants, as you would imagine. </text:p>
      <text:p text:style-name="P9"/>
      <text:p text:style-name="P4"><text:span text:style-name="T27">program<text:tab/>::=<text:tab/></text:span><text:span text:style-name="T35">{ </text:span><text:span text:style-name="T27">statements </text:span><text:span text:style-name="T35">}</text:span></text:p>
      <text:p text:style-name="P16"><text:span text:style-name="T29">statements<text:tab/>::=<text:tab/>statement </text:span><text:span text:style-name="T65">{ </text:span><text:span text:style-name="T67">stmtsep</text:span><text:span text:style-name="T29"> statements </text:span><text:span text:style-name="T32">}</text:span></text:p>
      <text:p text:style-name="P15"><text:span text:style-name="T27">statement<text:tab/>::=<text:tab/>expression | assignment | if_stmt | for_stmt </text:span><text:span text:style-name="T33">| zeros</text:span><text:span text:style-name="T34">func</text:span></text:p>
      <text:p text:style-name="P34"><text:span text:style-name="T30">if_stmt<text:tab/>::=<text:tab/>if condition </text:span><text:span text:style-name="T67">stmtsep</text:span><text:span text:style-name="T30"> </text:span><text:span text:style-name="T64">statements</text:span><text:span text:style-name="T30"> </text:span></text:p>
      <text:p text:style-name="P34"><text:span text:style-name="T30"><text:tab/><text:tab/></text:span><text:span text:style-name="T29">{ </text:span><text:span text:style-name="T67">stmtsep</text:span><text:span text:style-name="T31"> </text:span><text:span text:style-name="T29">elif </text:span><text:span text:style-name="T30">condition </text:span><text:span text:style-name="T67">stmtsep</text:span><text:span text:style-name="T30"> </text:span><text:span text:style-name="T29">statements }</text:span></text:p>
      <text:p text:style-name="P34"><text:span text:style-name="T29"><text:tab/><text:tab/></text:span><text:span text:style-name="T4">[</text:span><text:span text:style-name="T31"> </text:span><text:span text:style-name="T67">stmtsep</text:span><text:span text:style-name="T31"> </text:span><text:span text:style-name="T29">else statements </text:span><text:span text:style-name="T4">]</text:span><text:span text:style-name="T29"> </text:span></text:p>
      <text:p text:style-name="P30"><text:span text:style-name="T29"><text:tab/><text:tab/></text:span><text:span text:style-name="T67">stmtsep </text:span><text:span text:style-name="T30">end</text:span></text:p>
      <text:p text:style-name="P31"><text:span text:style-name="T30">f</text:span><text:span text:style-name="T31">or_stmt<text:tab/>::=<text:tab/>for </text:span><text:span text:style-name="T69">assignment</text:span><text:span text:style-name="T31"> </text:span><text:span text:style-name="T37">stmtsep </text:span><text:span text:style-name="T31">statements </text:span><text:span text:style-name="T67">stmtsep </text:span><text:span text:style-name="T31">end</text:span></text:p>
      <text:p text:style-name="P22"><text:span text:style-name="T82">z</text:span><text:span text:style-name="T83">erosfunc<text:tab/>::=<text:tab/>zeros | zeros() | zeros(digits) | zeros</text:span><text:span text:style-name="T78">(</text:span><text:span text:style-name="T71">matrix</text:span><text:span text:style-name="T75">idx</text:span><text:span text:style-name="T78">)</text:span></text:p>
      <text:p text:style-name="P26"><text:span text:style-name="T49"/></text:p>
      <text:p text:style-name="P16"><text:span text:style-name="T95">assignment<text:tab/>::=<text:tab/>variable </text:span><text:span text:style-name="T5">=</text:span><text:span text:style-name="T38"> expression</text:span></text:p>
      <text:p text:style-name="P43">expression<text:tab/>::=<text:tab/><text:span text:style-name="T96">number | string | </text:span>operation |<text:span text:style-name="T97"> </text:span>condition <text:span text:style-name="T101">| </text:span><text:span text:style-name="T104">range |</text:span></text:p>
      <text:p text:style-name="P3"><text:tab/><text:tab/>vector [ ( vectorindex ) ] | matrix [ ( matrixindex ) ]</text:p>
      <text:p text:style-name="P16">variable<text:tab/>::=<text:tab/>word <text:span text:style-name="T105">| </text:span><text:span text:style-name="T101">vector [ ( vectorindex ) ] | matrix [ ( matrixindex ) ]</text:span></text:p>
      <text:p text:style-name="P14"/>
      <text:p text:style-name="P38"><text:span text:style-name="T56">operation</text:span><text:span text:style-name="T42"><text:tab/>::=<text:tab/></text:span><text:span text:style-name="T55">[ </text:span><text:span text:style-name="T56">uniop</text:span><text:span text:style-name="T42"> </text:span><text:span text:style-name="T55">] </text:span><text:span text:style-name="T42">number | </text:span><text:span text:style-name="T55">[ </text:span><text:span text:style-name="T56">uniop </text:span><text:span text:style-name="T63">]</text:span><text:span text:style-name="T42"> </text:span><text:span text:style-name="T59">vector</text:span><text:span text:style-name="T42"> | </text:span><text:span text:style-name="T55">[ </text:span><text:span text:style-name="T56">uniop </text:span><text:span text:style-name="T63">]</text:span><text:span text:style-name="T42"> </text:span><text:span text:style-name="T59">matrix</text:span><text:span text:style-name="T42"> </text:span><text:span text:style-name="T43">|</text:span></text:p>
      <text:p text:style-name="P38"><text:tab/><text:tab/>number binop number | vector binop number | matrix binop number |</text:p>
      <text:p text:style-name="P16"><text:tab/><text:tab/>vector binop vector | matrix binop vector | matrix binop matrix</text:p>
      <text:p text:style-name="P11"/>
      <text:p text:style-name="P12">condition<text:tab/>::=<text:tab/>condition |<text:span text:style-name="T107"> </text:span><text:span text:style-name="T7">(</text:span><text:span text:style-name="T97"> </text:span>condition <text:span text:style-name="T8">)</text:span></text:p>
      <text:p text:style-name="P40"><text:span text:style-name="T58">condition</text:span><text:span text:style-name="T62">s</text:span><text:span text:style-name="T42"><text:tab/>::=<text:tab/></text:span><text:span text:style-name="T55">[ </text:span><text:span text:style-name="T56">uni</text:span><text:span text:style-name="T60">cond </text:span><text:span text:style-name="T63">]</text:span><text:span text:style-name="T42"> number | </text:span><text:span text:style-name="T55">[ </text:span><text:span text:style-name="T56">uni</text:span><text:span text:style-name="T60">cond </text:span><text:span text:style-name="T63">]</text:span><text:span text:style-name="T42"> </text:span><text:span text:style-name="T59">vector</text:span><text:span text:style-name="T42"> | </text:span><text:span text:style-name="T55">[ </text:span><text:span text:style-name="T56">uni</text:span><text:span text:style-name="T60">cond </text:span><text:span text:style-name="T63">]</text:span><text:span text:style-name="T42"> </text:span><text:span text:style-name="T59">matrix</text:span><text:span text:style-name="T42"> </text:span><text:span text:style-name="T43">|</text:span></text:p>
      <text:p text:style-name="P38"><text:tab/><text:tab/>number bincond number | vector bincond number | </text:p>
      <text:p text:style-name="P38"><text:tab/><text:tab/>matrix bincond number | vector bincond vector | </text:p>
      <text:p text:style-name="P32"><text:tab/><text:tab/>matrix bincond vector | matrix bincond matrix</text:p>
      <text:p text:style-name="P16"/>
      <text:p text:style-name="P33"><text:span text:style-name="T22">u</text:span><text:span text:style-name="T25">ni</text:span><text:span text:style-name="T22">cond<text:tab/>::=<text:tab/></text:span><text:span text:style-name="T24">not</text:span></text:p>
      <text:p text:style-name="P6">uniop<text:tab/>::=<text:tab/>plus | minus</text:p>
      <text:p text:style-name="P13">binop<text:tab/>::=<text:tab/>plus | minus | times | rdiv | ldiv | etimes | erdiv | eldiv</text:p>
      <text:p text:style-name="P16"><text:span text:style-name="T89">bincond</text:span><text:span text:style-name="T86"><text:tab/>::</text:span><text:span text:style-name="T88">=<text:tab/></text:span><text:span text:style-name="T87">eq | neq | gt | lt | ge | le</text:span></text:p>
      <text:p text:style-name="P8"/>
      <text:p text:style-name="P13">plus<text:tab/>::=<text:tab/><text:span text:style-name="T2">+</text:span></text:p>
      <text:p text:style-name="P10">minus<text:tab/>::=<text:tab/><text:span text:style-name="T2">-</text:span></text:p>
      <text:p text:style-name="P10">times<text:tab/>::=<text:tab/><text:span text:style-name="T2">*</text:span></text:p>
      <text:p text:style-name="P10"><text:span text:style-name="T23">r</text:span><text:span text:style-name="T22">div<text:tab/>::=<text:tab/></text:span><text:span text:style-name="T10">\</text:span></text:p>
      <text:p text:style-name="P10"><text:span text:style-name="T22">ldiv<text:tab/>::=<text:tab/></text:span><text:span text:style-name="T10">/</text:span></text:p>
      <text:p text:style-name="P10">etimes<text:tab/>::=<text:tab/><text:span text:style-name="T2">.*</text:span></text:p>
      <text:p text:style-name="P10"><text:span text:style-name="T22">e</text:span><text:span text:style-name="T23">r</text:span><text:span text:style-name="T22">div<text:tab/>::=<text:tab/></text:span><text:span text:style-name="T10">.\</text:span></text:p>
      <text:p text:style-name="P10"><text:span text:style-name="T22">eldiv<text:tab/>::=<text:tab/></text:span><text:span text:style-name="T10">./</text:span></text:p>
      <text:p text:style-name="P16"><text:span text:style-name="T57">not</text:span><text:span text:style-name="T44"><text:tab/>::=<text:tab/></text:span><text:span text:style-name="T45">[ </text:span><text:span text:style-name="T11">!</text:span><text:span text:style-name="T44"> </text:span><text:span text:style-name="T45">| </text:span><text:span text:style-name="T13">~ </text:span><text:span text:style-name="T45">]</text:span></text:p>
      <text:p text:style-name="P16"><text:span text:style-name="T57">eq</text:span><text:span text:style-name="T44"><text:tab/>::=<text:tab/></text:span><text:span text:style-name="T12">==</text:span></text:p>
      <text:p text:style-name="P16"><text:span text:style-name="T57">neq</text:span><text:span text:style-name="T44"><text:tab/>::=<text:tab/></text:span><text:span text:style-name="T11">!</text:span><text:span text:style-name="T12">=</text:span></text:p>
      <text:p text:style-name="P16"><text:span text:style-name="T57">gt</text:span><text:span text:style-name="T44"><text:tab/>::=<text:tab/></text:span><text:span text:style-name="T11">&gt;</text:span></text:p>
      <text:p text:style-name="P16"><text:span text:style-name="T57">lt</text:span><text:span text:style-name="T44"><text:tab/>::=<text:tab/></text:span><text:span text:style-name="T11">&lt;</text:span></text:p>
      <text:p text:style-name="P16"><text:span text:style-name="T57">ge</text:span><text:span text:style-name="T44"><text:tab/>::=<text:tab/></text:span><text:span text:style-name="T11">&gt;</text:span><text:span text:style-name="T12">=</text:span></text:p>
      <text:p text:style-name="P16"><text:span text:style-name="T57">le</text:span><text:span text:style-name="T44"><text:tab/>::=<text:tab/></text:span><text:span text:style-name="T11">&lt;</text:span><text:span text:style-name="T12">=</text:span></text:p>
      <text:p text:style-name="P19"/>
      <text:p text:style-name="P16"><text:span text:style-name="T49">m</text:span><text:span text:style-name="T50">atrixindex<text:tab/>::=<text:tab/></text:span><text:span text:style-name="T48">rngsep | </text:span><text:span text:style-name="T61">matrix</text:span><text:span text:style-name="T47">idx </text:span><text:span text:style-name="T51">{ </text:span><text:span text:style-name="T19">,</text:span><text:span text:style-name="T51"> matrixidx } | </text:span><text:span text:style-name="T52">[</text:span><text:span text:style-name="T51"> </text:span><text:span text:style-name="T14">[</text:span><text:span text:style-name="T52"> ] intrange [ </text:span><text:span text:style-name="T14">] </text:span><text:span text:style-name="T52">]</text:span></text:p>
      <text:p text:style-name="P19"><text:span text:style-name="T71">matrix</text:span><text:span text:style-name="T75">idx<text:tab/>::=<text:tab/>{digits}</text:span><text:span text:style-name="T80"> </text:span><text:span text:style-name="T72">p</text:span><text:span text:style-name="T77">osdigit</text:span><text:span text:style-name="T75"> </text:span><text:span text:style-name="T80">{ </text:span><text:span text:style-name="T77">rngsep </text:span><text:span text:style-name="T75">{digits}</text:span><text:span text:style-name="T77"> posdigit</text:span><text:span text:style-name="T75"> </text:span><text:span text:style-name="T80">}</text:span></text:p>
      <text:p text:style-name="P19"><text:span text:style-name="T90">matrix</text:span><text:tab/>::=<text:tab/><text:span text:style-name="T9">[]</text:span><text:span text:style-name="T85"> | </text:span><text:span text:style-name="T18">[</text:span> rowvec rowsep rowvec {rowsep rowvec} <text:span text:style-name="T18">]</text:span></text:p>
      <text:p text:style-name="P19"><text:span text:style-name="T75"/></text:p>
      <text:p text:style-name="P19"><text:span text:style-name="T75">vectori</text:span><text:span text:style-name="T76">n</text:span><text:span text:style-name="T75">d</text:span><text:span text:style-name="T76">e</text:span><text:span text:style-name="T75">x<text:tab/>::=<text:tab/></text:span><text:span text:style-name="T81">vectoridx | </text:span><text:span text:style-name="T75">{digits} </text:span><text:span text:style-name="T77">posdigit</text:span><text:span text:style-name="T75"> </text:span><text:span text:style-name="T78">[ </text:span><text:span text:style-name="T77">rngsep </text:span><text:span text:style-name="T79">END ]</text:span></text:p>
      <text:p text:style-name="P18">vectoridx<text:tab/>::=<text:tab/><text:span text:style-name="T75">{digits} </text:span><text:span text:style-name="T77">posdigit</text:span><text:span text:style-name="T75"> </text:span><text:span text:style-name="T78">[ </text:span><text:span text:style-name="T77">rngsep </text:span><text:span text:style-name="T75">{digits}</text:span><text:span text:style-name="T77"> posdigit </text:span><text:span text:style-name="T74">]</text:span></text:p>
      <text:p text:style-name="P19">vector<text:tab/>::=<text:tab/>rowvec | colvec </text:p>
      <text:p text:style-name="P19">colvec<text:tab/>::=<text:tab/><text:span text:style-name="T18">[</text:span> integer { rowsep integer} <text:span text:style-name="T18">]</text:span> | <text:span text:style-name="T18">[</text:span> float { rowsep float} <text:span text:style-name="T18">]</text:span></text:p>
      <text:p text:style-name="P35">row<text:span text:style-name="T100">vec</text:span><text:tab/>::=<text:tab/>integer {colsep integer} | float {colsep float} | range<text:span text:style-name="T73"> |</text:span></text:p>
      <text:p text:style-name="P19"><text:span text:style-name="T73"><text:tab/><text:tab/></text:span><text:span text:style-name="T17">[</text:span><text:span text:style-name="T73">integer {colsep integer}</text:span><text:span text:style-name="T17">]</text:span><text:span text:style-name="T73"> | </text:span><text:span text:style-name="T17">[</text:span><text:span text:style-name="T73">float {colsep float}</text:span><text:span text:style-name="T17">]</text:span><text:span text:style-name="T73"> | </text:span><text:span text:style-name="T17">[</text:span><text:span text:style-name="T73">range</text:span><text:span text:style-name="T17">]</text:span></text:p>
      <text:p text:style-name="P21"><text:soft-page-break/><text:span text:style-name="T50"/></text:p>
      <text:p text:style-name="P17"/>
      <text:p text:style-name="P37">range<text:tab/>::=<text:tab/>intrange | floatrange</text:p>
      <text:p text:style-name="P19"><text:span text:style-name="T98">int</text:span>range<text:tab/>::=<text:tab/>integer [rngsep number] rngsep integer<text:line-break/><text:span text:style-name="T98">floatrange</text:span><text:tab/>::<text:span text:style-name="T98">=</text:span><text:tab/>float [rngse<text:span text:style-name="T26">p</text:span> number] rngsep float</text:p>
      <text:p text:style-name="P16"/>
      <text:p text:style-name="P24">stmtsep<text:tab/>::=<text:tab/><text:span text:style-name="T2">;</text:span><text:span text:style-name="T27"> | </text:span><text:span text:style-name="T36">n</text:span><text:span text:style-name="T31">l </text:span><text:span text:style-name="T40">| space</text:span></text:p>
      <text:p text:style-name="P30">colsep<text:tab/>::=<text:tab/>space <text:span text:style-name="T92">| </text:span><text:span text:style-name="T2">,</text:span></text:p>
      <text:p text:style-name="P16">rowsep<text:tab/>::=<text:tab/><text:span text:style-name="T2">;</text:span> | nl</text:p>
      <text:p text:style-name="P30">rngsep<text:tab/>::=<text:tab/><text:span text:style-name="T3">:</text:span></text:p>
      <text:p text:style-name="P20"><text:span text:style-name="T35"/></text:p>
      <text:p text:style-name="P36">string <text:tab/>::=<text:tab/>"{space} <text:span text:style-name="T93">[ </text:span>word <text:span text:style-name="T93">| punct ] </text:span>{ space <text:span text:style-name="T93">[ </text:span>word <text:span text:style-name="T93">| punct ]</text:span> } {space}" | <text:line-break/><text:tab/><text:tab/>'{space} <text:span text:style-name="T93">[ </text:span>word <text:span text:style-name="T93">| punct ]</text:span> { space <text:span text:style-name="T93">[ </text:span>word <text:span text:style-name="T93">| punct ]</text:span> } {space}'</text:p>
      <text:p text:style-name="P27">word<text:tab/>::=<text:tab/>letter { letter <text:span text:style-name="T95">| </text:span><text:span text:style-name="T99">unsigned</text:span><text:span text:style-name="T95">int </text:span>}</text:p>
      <text:p text:style-name="Preformatted_20_Text">letter<text:tab/>::=<text:tab/>a|b|c|d|e|f|g|h|i|j|k|l|m|n|o|p|q|r|s|t|u|v|w|x|y|z|<text:line-break/><text:tab/><text:tab/>A|B|C|D|E|F|G|H|I|J|K|L|M|N|O|P|Q|R|S|T|U|V|W|X|Y|Z</text:p>
      <text:p text:style-name="P29"><text:span text:style-name="T93">punct<text:tab/>::=<text:tab/></text:span><text:span text:style-name="T3">,</text:span><text:span text:style-name="T93">|</text:span><text:span text:style-name="T3">.</text:span><text:span text:style-name="T93">|/|&lt;|&gt;|?|</text:span><text:span text:style-name="T3">;</text:span><text:span text:style-name="T28">|</text:span><text:span text:style-name="T3">:</text:span><text:span text:style-name="T84">|</text:span><text:span text:style-name="T3">[</text:span><text:span text:style-name="T93">|</text:span><text:span text:style-name="T3">]</text:span><text:span text:style-name="T93">|</text:span><text:span text:style-name="T28">\</text:span><text:span text:style-name="T93">|</text:span><text:span text:style-name="T3">{</text:span><text:span text:style-name="T93">|</text:span><text:span text:style-name="T3">}</text:span><text:span text:style-name="T93">|</text:span><text:span text:style-name="T3">|</text:span><text:span text:style-name="T93">|`|~|!|@|#|$|%|^|&amp;|*|(|)|-|_|=|+|</text:span><text:span text:style-name="T3">'</text:span><text:span text:style-name="T94">|</text:span><text:span text:style-name="T6">"</text:span></text:p>
      <text:p text:style-name="P7"><text:span text:style-name="T53"/></text:p>
      <text:p text:style-name="Preformatted_20_Text">number<text:tab/>::=<text:tab/>integer | float</text:p>
      <text:p text:style-name="P23">integer<text:tab/>::=<text:tab/>[sign] <text:span text:style-name="T99">unsigned</text:span>int</text:p>
      <text:p text:style-name="P23">float<text:tab/>::=<text:tab/>[sign] digits {digits} <text:span text:style-name="T27">.</text:span> [ digits {digits} ]</text:p>
      <text:p text:style-name="P23"><text:span text:style-name="T99">unsigned</text:span>int<text:tab/>::=<text:tab/>digits {digits}</text:p>
      <text:p text:style-name="P29">digits<text:tab/>::=<text:tab/>zero | <text:span text:style-name="T91">pos</text:span><text:span text:style-name="T98">digit</text:span></text:p>
      <text:p text:style-name="P1"><text:span text:style-name="T91">pos</text:span><text:span text:style-name="T98">digit</text:span><text:tab/>::=<text:tab/>one | 2 | 3 | 4 | 5 | 6 | 7 | 8 | 9</text:p>
      <text:p text:style-name="P1"/>
      <text:p text:style-name="Preformatted_20_Text"><text:span text:style-name="T106">z</text:span>ero<text:tab/>::=<text:tab/>0</text:p>
      <text:p text:style-name="Preformatted_20_Text">one<text:tab/>::=<text:tab/>1</text:p>
      <text:p text:style-name="P1">sign<text:tab/>::=<text:tab/>+|-</text:p>
      <text:p text:style-name="P1"/>
      <text:p text:style-name="Preformatted_20_Text">space<text:tab/>::=<text:tab/>SPACE { SPACE }</text:p>
      <text:p text:style-name="Preformatted_20_Text">nl<text:tab/>::=<text:tab/>NEWLINE</text:p>
      <text:p text:style-name="P5"><text:span text:style-name="T5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1in"/>
          <style:tab-stop style:position="1.4in"/>
        </style:tab-stops>
      </style:paragraph-properties>
      <style:text-properties style:font-name="Liberation Mono" fo:font-family="'Liberation Mono'" style:font-family-generic="modern" style:font-pitch="fixed" fo:font-size="10pt" officeooo:rsid="00322137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04T15:38:49.114700264</dc:date>
    <meta:editing-duration>PT7H19M26S</meta:editing-duration>
    <meta:editing-cycles>14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71" meta:word-count="554" meta:character-count="2944" meta:non-whitespace-character-count="242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0-11-03T21:09:01"/>
</VL:version-list>
</file>